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147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48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1.27cm" svg:x="1.1cm" svg:y="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09:07:04.776042498</meta:creation-date>
    <dc:date>2016-07-23T16:41:44.613207463</dc:date>
    <meta:editing-duration>PT9M13S</meta:editing-duration>
    <meta:editing-cycles>3</meta:editing-cycles>
    <meta:generator>LibreOffice/5.1.4.2$Linux_X86_64 LibreOffice_project/10m0$Build-2</meta:generator>
    <meta:document-statistic meta:object-count="2"/>
  </office:meta>
</office:document-meta>
</file>